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2.498cm" fo:margin-left="7.952cm" fo:margin-right="6.551cm" table:align="margins"/>
    </style:style>
    <style:style style:name="Tabel1.A" style:family="table-column">
      <style:table-column-properties style:column-width="2.498cm" style:rel-column-width="1416*"/>
    </style:style>
    <style:style style:name="Tabel1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912ca" style:font-weight-asian="bold" style:font-weight-complex="bold"/>
    </style:style>
    <style:style style:name="P3" style:family="paragraph" style:parent-style-name="Standard">
      <style:text-properties fo:font-weight="bold" officeooo:paragraph-rsid="000fac92" style:font-weight-asian="bold" style:font-weight-complex="bold"/>
    </style:style>
    <style:style style:name="T1" style:family="text">
      <style:text-properties officeooo:rsid="000912ca"/>
    </style:style>
    <style:style style:name="T2" style:family="text">
      <style:text-properties officeooo:rsid="000b11e4"/>
    </style:style>
    <style:style style:name="T3" style:family="text">
      <style:text-properties officeooo:rsid="000c55c0"/>
    </style:style>
    <style:style style:name="T4" style:family="text">
      <style:text-properties officeooo:rsid="000d1f75"/>
    </style:style>
    <style:style style:name="T5" style:family="text">
      <style:text-properties officeooo:rsid="000fac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3"/>+--------------------------------------+</text:p>
      <text:p text:style-name="P1"><text:s text:c="43"/>| <text:s text:c="15"/>Internet <text:tab/> <text:s text:c="12"/>|</text:p>
      <text:p text:style-name="P1"><text:s text:c="43"/>+-----------------|--------------------+</text:p>
      <text:p text:style-name="P2"><text:s text:c="68"/>|</text:p>
      <text:p text:style-name="P2"><text:s text:c="42"/>+------------------|--------------------+</text:p>
      <text:p text:style-name="P1"><text:s text:c="42"/>| <text:s text:c="14"/>Router/Firewall <text:s text:c="10"/>|</text:p>
      <text:p text:style-name="P1"><text:s text:c="42"/>+------------------|--------------------+</text:p>
      <text:p text:style-name="P1"><text:s text:c="68"/>|</text:p>
      <text:p text:style-name="P1"><text:s text:c="16"/>+--------------------------+-----------------+-------------------------+------------------------+</text:p>
      <text:p text:style-name="P2"><text:s text:c="16"/>| <text:s text:c="25"/><text:tab/><text:tab/>| <text:s text:c="16"/>| <text:s text:c="24"/><text:tab/><text:tab/>| <text:s text:c="23"/>|</text:p>
      <text:p text:style-name="P2">+--------+-----------+ <text:s text:c="5"/>+-------+--------+ +------+-----------------+ +------+-----------++----------+</text:p>
      <text:p text:style-name="P2">| <text:s text:c="3"/>DMZ Subnet <text:s text:c="4"/>| <text:s text:c="5"/>| <text:s text:c="3"/>Web Server <text:s text:c="2"/>| | Database Subnet | <text:s text:c="2"/>| <text:s text:c="2"/>Internal LAN| | Printers <text:span text:style-name="T3">|</text:span> <text:s text:c="10"/></text:p>
      <text:p text:style-name="P1">| (Public-Facing) <text:s text:c="3"/>| <text:s text:c="5"/>+----------------+ +------------------------+ <text:s/>+-------------------++-----------+</text:p>
      <text:p text:style-name="P1">| <text:s text:c="4"/>192.168.10.0/24| <text:s text:c="10"/>192.168.10.10 <text:s text:c="32"/><text:tab/>192.168.20.0/24 <text:s text:c="6"/>+---------------------+</text:p>
      <text:p text:style-name="P1"><text:s text:c="19"/>| <text:s text:c="44"/>| <text:s text:c="51"/>|</text:p>
      <text:p text:style-name="P1"><text:s text:c="19"/>+---------------------------------|----------------------------------------------------+</text:p>
      <text:p text:style-name="P1"><text:s text:c="65"/>|</text:p>
      <text:p text:style-name="P1"><text:s text:c="40"/>+------------------------+-------------------------+</text:p>
      <text:p text:style-name="P1"><text:s text:c="40"/>| <text:s text:c="18"/>Router/Firewall <text:s text:c="13"/><text:tab/> <text:s text:c="3"/>|</text:p>
      <text:p text:style-name="P1"><text:s text:c="40"/>+------------------------+-------------------------+</text:p>
      <text:p text:style-name="P1"><text:s text:c="66"/>|</text:p>
      <text:p text:style-name="P1"><text:s text:c="2"/>+---------------+-------------------+---------+--------------------+---------------------------------+</text:p>
      <text:p text:style-name="P1"><text:s text:c="2"/>| <text:tab/><text:tab/><text:tab/> | <text:s/><text:tab/><text:tab/><text:tab/> <text:s text:c="4"/>| <text:s text:c="8"/>| <text:s text:c="19"/>| <text:s text:c="17"/><text:tab/><text:tab/>|</text:p>
      <text:p text:style-name="P2"><text:s text:c="2"/>+-----+-----+ <text:s text:c="4"/>+-----+-----+ <text:s text:c="5"/>+-----+--------+ <text:s/>+-----+------+ <text:s text:c="6"/>+---+-----+ <text:s text:c="3"/><text:tab/>+-----------+</text:p>
      <text:p text:style-name="P3"><text:s text:c="2"/><text:span text:style-name="T1">|</text:span>Workstation1|| Workstation<text:span text:style-name="T4">5</text:span>| | <text:s text:c="2"/>AD Server| <text:s text:c="4"/>| File Server| <text:s text:c="5"/>|Printer <text:s/>| <text:s text:c="2"/><text:tab/> |File Ser<text:span text:style-name="T1">ver</text:span></text:p>
      <text:p text:style-name="P3"><text:span text:style-name="T5">|</text:span>192.168.30.<text:span text:style-name="T4">11</text:span>/24||192.168.30.<text:span text:style-name="T4">15</text:span>/24||192.168.30.10||192.168.40.10||192.168.30.20||192.168.30.30<text:span text:style-name="T5">|</text:span></text:p>
      <text:p text:style-name="P1"><text:s text:c="3"/>+-------------+ <text:s text:c="2"/>+-------------+ <text:s text:c="6"/>+-----+-----+ <text:s text:c="2"/>+-----+-----+ <text:s text:c="4"/>+-----------+ <text:s text:c="5"/>+-----------+</text:p>
      <text:p text:style-name="P1"><text:s text:c="70"/>| <text:s text:c="19"/>| <text:s text:c="3"/><text:tab/> <text:s/>|</text:p>
      <text:p text:style-name="P1"><text:s text:c="56"/><text:tab/>+------+---------+ <text:s text:c="4"/>| <text:s text:c="5"/>+------+----------------------+</text:p>
      <text:p text:style-name="P1"><text:s text:c="56"/><text:tab/>| <text:s text:c="2"/><text:tab/> <text:s text:c="11"/>| <text:s text:c="6"/>| <text:s text:c="6"/>| <text:s text:c="4"/><text:tab/><text:tab/><text:tab/> <text:s text:c="9"/>|</text:p>
      <text:p text:style-name="P1"><text:s text:c="42"/>+-------+-----+ <text:s/>+-------+-----+ <text:span text:style-name="T2">|</text:span> <text:s text:c="2"/>+--+-----+----------+ <text:s/>+------+--------+</text:p>
      <text:p text:style-name="P1"><text:s text:c="42"/>| File Server | <text:s/>| Database <text:s text:c="3"/>| <text:s/>| <text:s text:c="2"/>|Web Application| <text:s/>| <text:s/>Management |</text:p>
      <text:p text:style-name="P1"><text:s text:c="42"/>| Backup <text:s text:c="6"/>| <text:s/>| Replica <text:s text:c="6"/>| <text:s/>| <text:s text:c="2"/>|Server <text:s text:c="5"/><text:tab/> <text:s text:c="5"/>| <text:s/>| <text:s/>System <text:s text:c="10"/>|</text:p>
      <text:p text:style-name="P1"><text:s text:c="42"/>|192.168.40.0| <text:s/>|192.168.40.5| <text:s/>| <text:s text:c="2"/>|192.168.40.20 <text:s text:c="4"/>| <text:s/>|192.168.40.30 <text:s/>|</text:p>
      <text:p text:style-name="P1"><text:s text:c="42"/>+--------------+ <text:s/>+--------------+ <text:span text:style-name="T2">|</text:span> <text:s text:c="2"/>+--------------------+ +-----------------+</text:p>
      <text:p text:style-name="P1"><text:s text:c="79"/><text:tab/> <text:s text:c="8"/>|</text:p>
      <text:p text:style-name="P1"><text:s text:c="74"/>+----+----------+</text:p>
      <text:p text:style-name="P1"><text:s text:c="74"/>|Backup <text:s/><text:tab/> <text:s text:c="3"/>|</text:p>
      <text:p text:style-name="P1"><text:s text:c="74"/>|Database <text:s text:c="7"/>|</text:p>
      <text:p text:style-name="P1"><text:s text:c="74"/>|192.168.40.40 |</text:p>
      <table:table table:name="Tabel1" table:style-name="Tabel1">
        <table:table-column table:style-name="Tabel1.A"/>
        <table:table-header-rows>
          <table:table-row>
            <table:table-cell table:style-name="Tabel1.A1" office:value-type="string">
              <text:p text:style-name="Table_20_Contents"/>
              <text:p text:style-name="Table_20_Contents"/>
            </table:table-cell>
          </table:table-row>
        </table:table-header-rows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0:10:38.151000000</meta:creation-date>
    <dc:date>2024-04-08T16:58:25.613000000</dc:date>
    <meta:editing-duration>PT5H12M19S</meta:editing-duration>
    <meta:editing-cycles>8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40" meta:word-count="229" meta:character-count="3924" meta:non-whitespace-character-count="1661"/>
  </office:meta>
</office:document-meta>
</file>